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7-01T00:00:00" table:style-name="ce5">
            <text:p>2022/7/1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35064" table:style-name="ce6">
            <text:p>35,064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20902" table:style-name="ce6">
            <text:p>20,90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8609" table:style-name="ce6">
            <text:p>18,609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11961" table:style-name="ce6">
            <text:p>111,961<text:s/></text:p>
          </table:table-cell>
          <table:table-cell office:value-type="float" office:value="39573" table:style-name="ce6">
            <text:p>39,573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33332" table:style-name="ce6">
            <text:p>33,332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51188" table:style-name="ce6">
            <text:p>51,188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54308" table:style-name="ce6">
            <text:p>54,308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4295" table:style-name="ce6">
            <text:p>4,295<text:s/></text:p>
          </table:table-cell>
          <table:table-cell table:number-columns-repeated="16264"/>
        </table:table-row>
        <table:table-row table:style-name="ro2">
          <table:table-cell office:value-type="date" office:date-value="2022-07-02T00:00:00" table:style-name="ce5">
            <text:p>2022/7/2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30309" table:style-name="ce6">
            <text:p>30,309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9173" table:style-name="ce6">
            <text:p>89,173<text:s/></text:p>
          </table:table-cell>
          <table:table-cell office:value-type="float" office:value="34931" table:style-name="ce6">
            <text:p>34,931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45657" table:style-name="ce6">
            <text:p>45,657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41090" table:style-name="ce6">
            <text:p>41,090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104" table:style-name="ce6">
            <text:p>2,104<text:s/></text:p>
          </table:table-cell>
          <table:table-cell table:number-columns-repeated="16264"/>
        </table:table-row>
        <table:table-row table:style-name="ro2">
          <table:table-cell office:value-type="date" office:date-value="2022-07-03T00:00:00" table:style-name="ce5">
            <text:p>2022/7/3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79738" table:style-name="ce6">
            <text:p>79,738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39244" table:style-name="ce6">
            <text:p>39,244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4298" table:style-name="ce6">
            <text:p>34,298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107" table:style-name="ce6">
            <text:p>2,107<text:s/></text:p>
          </table:table-cell>
          <table:table-cell table:number-columns-repeated="16264"/>
        </table:table-row>
        <table:table-row table:style-name="ro2">
          <table:table-cell office:value-type="date" office:date-value="2022-07-04T00:00:00" table:style-name="ce5">
            <text:p>2022/7/4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32730" table:style-name="ce6">
            <text:p>32,730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20902" table:style-name="ce6">
            <text:p>20,902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90429" table:style-name="ce6">
            <text:p>90,429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28695" table:style-name="ce6">
            <text:p>28,695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8335" table:style-name="ce6">
            <text:p>18,335<text:s/></text:p>
          </table:table-cell>
          <table:table-cell office:value-type="float" office:value="41627" table:style-name="ce6">
            <text:p>41,627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7049" table:style-name="ce6">
            <text:p>47,049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184" table:style-name="ce6">
            <text:p>4,184<text:s/></text:p>
          </table:table-cell>
          <table:table-cell table:number-columns-repeated="16264"/>
        </table:table-row>
        <table:table-row table:style-name="ro2">
          <table:table-cell office:value-type="date" office:date-value="2022-07-05T00:00:00" table:style-name="ce5">
            <text:p>2022/7/5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34327" table:style-name="ce6">
            <text:p>34,327<text:s/></text:p>
          </table:table-cell>
          <table:table-cell office:value-type="float" office:value="31092" table:style-name="ce6">
            <text:p>31,092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8651" table:style-name="ce6">
            <text:p>18,651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9839" table:style-name="ce6">
            <text:p>19,839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91809" table:style-name="ce6">
            <text:p>91,809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30835" table:style-name="ce6">
            <text:p>30,835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43517" table:style-name="ce6">
            <text:p>43,517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48094" table:style-name="ce6">
            <text:p>48,09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30949" table:style-name="ce6">
            <text:p>30,949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241" table:style-name="ce6">
            <text:p>4,241<text:s/></text:p>
          </table:table-cell>
          <table:table-cell table:number-columns-repeated="16264"/>
        </table:table-row>
        <table:table-row table:style-name="ro2">
          <table:table-cell office:value-type="date" office:date-value="2022-07-06T00:00:00" table:style-name="ce5">
            <text:p>2022/7/6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34691" table:style-name="ce6">
            <text:p>34,691<text:s/></text:p>
          </table:table-cell>
          <table:table-cell office:value-type="float" office:value="31871" table:style-name="ce6">
            <text:p>31,871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27962" table:style-name="ce6">
            <text:p>27,962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94929" table:style-name="ce6">
            <text:p>94,929<text:s/></text:p>
          </table:table-cell>
          <table:table-cell office:value-type="float" office:value="35122" table:style-name="ce6">
            <text:p>35,122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46264" table:style-name="ce6">
            <text:p>46,264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49532" table:style-name="ce6">
            <text:p>49,532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2-07-07T00:00:00" table:style-name="ce5">
            <text:p>2022/7/7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34666" table:style-name="ce6">
            <text:p>34,666<text:s/></text:p>
          </table:table-cell>
          <table:table-cell office:value-type="float" office:value="31722" table:style-name="ce6">
            <text:p>31,722<text:s/></text:p>
          </table:table-cell>
          <table:table-cell office:value-type="float" office:value="18090" table:style-name="ce6">
            <text:p>18,090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96300" table:style-name="ce6">
            <text:p>96,300<text:s/></text:p>
          </table:table-cell>
          <table:table-cell office:value-type="float" office:value="35038" table:style-name="ce6">
            <text:p>35,038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31330" table:style-name="ce6">
            <text:p>31,330<text:s/></text:p>
          </table:table-cell>
          <table:table-cell office:value-type="float" office:value="29590" table:style-name="ce6">
            <text:p>29,590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44967" table:style-name="ce6">
            <text:p>44,967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49706" table:style-name="ce6">
            <text:p>49,706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31523" table:style-name="ce6">
            <text:p>31,523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393" table:style-name="ce6">
            <text:p>4,393<text:s/></text:p>
          </table:table-cell>
          <table:table-cell table:number-columns-repeated="16264"/>
        </table:table-row>
        <table:table-row table:style-name="ro2">
          <table:table-cell office:value-type="date" office:date-value="2022-07-08T00:00:00" table:style-name="ce5">
            <text:p>2022/7/8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36133" table:style-name="ce6">
            <text:p>36,133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0653" table:style-name="ce6">
            <text:p>20,65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16057" table:style-name="ce6">
            <text:p>116,057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34367" table:style-name="ce6">
            <text:p>34,367<text:s/></text:p>
          </table:table-cell>
          <table:table-cell office:value-type="float" office:value="30600" table:style-name="ce6">
            <text:p>30,600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52192" table:style-name="ce6">
            <text:p>52,192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56410" table:style-name="ce6">
            <text:p>56,410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19792" table:style-name="ce6">
            <text:p>19,792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402" table:style-name="ce6">
            <text:p>4,402<text:s/></text:p>
          </table:table-cell>
          <table:table-cell table:number-columns-repeated="16264"/>
        </table:table-row>
        <table:table-row table:style-name="ro2">
          <table:table-cell office:value-type="date" office:date-value="2022-07-09T00:00:00" table:style-name="ce5">
            <text:p>2022/7/9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33227" table:style-name="ce6">
            <text:p>33,227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02934" table:style-name="ce6">
            <text:p>102,934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27636" table:style-name="ce6">
            <text:p>27,636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51915" table:style-name="ce6">
            <text:p>51,91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46545" table:style-name="ce6">
            <text:p>46,545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591" table:style-name="ce6">
            <text:p>2,591<text:s/></text:p>
          </table:table-cell>
          <table:table-cell table:number-columns-repeated="16264"/>
        </table:table-row>
        <table:table-row table:style-name="ro2">
          <table:table-cell office:value-type="date" office:date-value="2022-07-10T00:00:00" table:style-name="ce5">
            <text:p>2022/7/10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97172" table:style-name="ce6">
            <text:p>97,172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43101" table:style-name="ce6">
            <text:p>43,101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6617" table:style-name="ce6">
            <text:p>36,617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433" table:style-name="ce6">
            <text:p>2,433<text:s/></text:p>
          </table:table-cell>
          <table:table-cell table:number-columns-repeated="16264"/>
        </table:table-row>
        <table:table-row table:style-name="ro2">
          <table:table-cell office:value-type="date" office:date-value="2022-07-11T00:00:00" table:style-name="ce5">
            <text:p>2022/7/11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95429" table:style-name="ce6">
            <text:p>95,429<text:s/></text:p>
          </table:table-cell>
          <table:table-cell office:value-type="float" office:value="32742" table:style-name="ce6">
            <text:p>32,742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29308" table:style-name="ce6">
            <text:p>29,308<text:s/></text:p>
          </table:table-cell>
          <table:table-cell office:value-type="float" office:value="21531" table:style-name="ce6">
            <text:p>21,531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43853" table:style-name="ce6">
            <text:p>43,85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47827" table:style-name="ce6">
            <text:p>47,827<text:s/></text:p>
          </table:table-cell>
          <table:table-cell office:value-type="float" office:value="14866" table:style-name="ce6">
            <text:p>14,866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30724" table:style-name="ce6">
            <text:p>30,724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4244" table:style-name="ce6">
            <text:p>4,244<text:s/></text:p>
          </table:table-cell>
          <table:table-cell table:number-columns-repeated="16264"/>
        </table:table-row>
        <table:table-row table:style-name="ro2">
          <table:table-cell office:value-type="date" office:date-value="2022-07-12T00:00:00" table:style-name="ce5">
            <text:p>2022/7/12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31678" table:style-name="ce6">
            <text:p>31,678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96125" table:style-name="ce6">
            <text:p>96,125<text:s/></text:p>
          </table:table-cell>
          <table:table-cell office:value-type="float" office:value="33922" table:style-name="ce6">
            <text:p>33,922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31228" table:style-name="ce6">
            <text:p>31,228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45220" table:style-name="ce6">
            <text:p>45,220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6852" table:style-name="ce6">
            <text:p>16,852<text:s/></text:p>
          </table:table-cell>
          <table:table-cell office:value-type="float" office:value="48989" table:style-name="ce6">
            <text:p>48,989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342" table:style-name="ce6">
            <text:p>4,342<text:s/></text:p>
          </table:table-cell>
          <table:table-cell table:number-columns-repeated="16264"/>
        </table:table-row>
        <table:table-row table:style-name="ro2">
          <table:table-cell office:value-type="date" office:date-value="2022-07-13T00:00:00" table:style-name="ce5">
            <text:p>2022/7/13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35285" table:style-name="ce6">
            <text:p>35,285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97046" table:style-name="ce6">
            <text:p>97,046<text:s/></text:p>
          </table:table-cell>
          <table:table-cell office:value-type="float" office:value="35805" table:style-name="ce6">
            <text:p>35,805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31733" table:style-name="ce6">
            <text:p>31,733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45980" table:style-name="ce6">
            <text:p>45,980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50350" table:style-name="ce6">
            <text:p>50,350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1656" table:style-name="ce6">
            <text:p>31,65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310" table:style-name="ce6">
            <text:p>4,310<text:s/></text:p>
          </table:table-cell>
          <table:table-cell table:number-columns-repeated="16264"/>
        </table:table-row>
        <table:table-row table:style-name="ro2">
          <table:table-cell office:value-type="date" office:date-value="2022-07-14T00:00:00" table:style-name="ce5">
            <text:p>2022/7/14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35740" table:style-name="ce6">
            <text:p>35,740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00545" table:style-name="ce6">
            <text:p>100,545<text:s/></text:p>
          </table:table-cell>
          <table:table-cell office:value-type="float" office:value="36496" table:style-name="ce6">
            <text:p>36,496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31855" table:style-name="ce6">
            <text:p>31,855<text:s/></text:p>
          </table:table-cell>
          <table:table-cell office:value-type="float" office:value="30439" table:style-name="ce6">
            <text:p>30,439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46277" table:style-name="ce6">
            <text:p>46,277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8466" table:style-name="ce6">
            <text:p>28,466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51205" table:style-name="ce6">
            <text:p>51,205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31728" table:style-name="ce6">
            <text:p>31,728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251" table:style-name="ce6">
            <text:p>4,251<text:s/></text:p>
          </table:table-cell>
          <table:table-cell table:number-columns-repeated="16264"/>
        </table:table-row>
        <table:table-row table:style-name="ro2">
          <table:table-cell office:value-type="date" office:date-value="2022-07-15T00:00:00" table:style-name="ce5">
            <text:p>2022/7/15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37130" table:style-name="ce6">
            <text:p>37,130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28642" table:style-name="ce6">
            <text:p>28,642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122225" table:style-name="ce6">
            <text:p>122,225<text:s/></text:p>
          </table:table-cell>
          <table:table-cell office:value-type="float" office:value="42123" table:style-name="ce6">
            <text:p>42,123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35292" table:style-name="ce6">
            <text:p>35,292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53256" table:style-name="ce6">
            <text:p>53,256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31788" table:style-name="ce6">
            <text:p>31,788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58541" table:style-name="ce6">
            <text:p>58,541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4532" table:style-name="ce6">
            <text:p>4,532<text:s/></text:p>
          </table:table-cell>
          <table:table-cell table:number-columns-repeated="16264"/>
        </table:table-row>
        <table:table-row table:style-name="ro2">
          <table:table-cell office:value-type="date" office:date-value="2022-07-16T00:00:00" table:style-name="ce5">
            <text:p>2022/7/16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14511" table:style-name="ce6">
            <text:p>114,511<text:s/></text:p>
          </table:table-cell>
          <table:table-cell office:value-type="float" office:value="41224" table:style-name="ce6">
            <text:p>41,224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44118" table:style-name="ce6">
            <text:p>44,118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7222" table:style-name="ce6">
            <text:p>17,222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56340" table:style-name="ce6">
            <text:p>56,340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48652" table:style-name="ce6">
            <text:p>48,652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438" table:style-name="ce6">
            <text:p>2,438<text:s/></text:p>
          </table:table-cell>
          <table:table-cell table:number-columns-repeated="16264"/>
        </table:table-row>
        <table:table-row table:style-name="ro2">
          <table:table-cell office:value-type="date" office:date-value="2022-07-17T00:00:00" table:style-name="ce5">
            <text:p>2022/7/17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104729" table:style-name="ce6">
            <text:p>104,729<text:s/></text:p>
          </table:table-cell>
          <table:table-cell office:value-type="float" office:value="33422" table:style-name="ce6">
            <text:p>33,422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6939" table:style-name="ce6">
            <text:p>36,939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45061" table:style-name="ce6">
            <text:p>45,061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7754" table:style-name="ce6">
            <text:p>37,75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699" table:style-name="ce6">
            <text:p>69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424" table:style-name="ce6">
            <text:p>2,424<text:s/></text:p>
          </table:table-cell>
          <table:table-cell table:number-columns-repeated="16264"/>
        </table:table-row>
        <table:table-row table:style-name="ro2">
          <table:table-cell office:value-type="date" office:date-value="2022-07-18T00:00:00" table:style-name="ce5">
            <text:p>2022/7/18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3297" table:style-name="ce6">
            <text:p>33,297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17873" table:style-name="ce6">
            <text:p>17,873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20347" table:style-name="ce6">
            <text:p>20,347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98619" table:style-name="ce6">
            <text:p>98,619<text:s/></text:p>
          </table:table-cell>
          <table:table-cell office:value-type="float" office:value="33101" table:style-name="ce6">
            <text:p>33,101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31505" table:style-name="ce6">
            <text:p>31,505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42939" table:style-name="ce6">
            <text:p>42,939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48314" table:style-name="ce6">
            <text:p>48,314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30582" table:style-name="ce6">
            <text:p>30,582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6841" table:style-name="ce6">
            <text:p>16,841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4185" table:style-name="ce6">
            <text:p>4,185<text:s/></text:p>
          </table:table-cell>
          <table:table-cell table:number-columns-repeated="16264"/>
        </table:table-row>
        <table:table-row table:style-name="ro2">
          <table:table-cell office:value-type="date" office:date-value="2022-07-19T00:00:00" table:style-name="ce5">
            <text:p>2022/7/19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18654" table:style-name="ce6">
            <text:p>18,65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25899" table:style-name="ce6">
            <text:p>25,899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96680" table:style-name="ce6">
            <text:p>96,680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31397" table:style-name="ce6">
            <text:p>31,397<text:s/></text:p>
          </table:table-cell>
          <table:table-cell office:value-type="float" office:value="29847" table:style-name="ce6">
            <text:p>29,847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43666" table:style-name="ce6">
            <text:p>43,666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48234" table:style-name="ce6">
            <text:p>48,234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296" table:style-name="ce6">
            <text:p>4,296<text:s/></text:p>
          </table:table-cell>
          <table:table-cell table:number-columns-repeated="16264"/>
        </table:table-row>
        <table:table-row table:style-name="ro2">
          <table:table-cell office:value-type="date" office:date-value="2022-07-20T00:00:00" table:style-name="ce5">
            <text:p>2022/7/20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32953" table:style-name="ce6">
            <text:p>32,953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28536" table:style-name="ce6">
            <text:p>28,536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00723" table:style-name="ce6">
            <text:p>100,723<text:s/></text:p>
          </table:table-cell>
          <table:table-cell office:value-type="float" office:value="35417" table:style-name="ce6">
            <text:p>35,41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4103" table:style-name="ce6">
            <text:p>24,103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30534" table:style-name="ce6">
            <text:p>30,534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45061" table:style-name="ce6">
            <text:p>45,061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7891" table:style-name="ce6">
            <text:p>27,891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50973" table:style-name="ce6">
            <text:p>50,973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2548" table:style-name="ce6">
            <text:p>32,548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4439" table:style-name="ce6">
            <text:p>4,439<text:s/></text:p>
          </table:table-cell>
          <table:table-cell table:number-columns-repeated="16264"/>
        </table:table-row>
        <table:table-row table:style-name="ro2">
          <table:table-cell office:value-type="date" office:date-value="2022-07-21T00:00:00" table:style-name="ce5">
            <text:p>2022/7/21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36132" table:style-name="ce6">
            <text:p>36,132<text:s/></text:p>
          </table:table-cell>
          <table:table-cell office:value-type="float" office:value="33287" table:style-name="ce6">
            <text:p>33,287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8689" table:style-name="ce6">
            <text:p>28,689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02934" table:style-name="ce6">
            <text:p>102,934<text:s/></text:p>
          </table:table-cell>
          <table:table-cell office:value-type="float" office:value="36511" table:style-name="ce6">
            <text:p>36,511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32762" table:style-name="ce6">
            <text:p>32,762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46363" table:style-name="ce6">
            <text:p>46,363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52071" table:style-name="ce6">
            <text:p>52,071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33123" table:style-name="ce6">
            <text:p>33,123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321" table:style-name="ce6">
            <text:p>4,321<text:s/></text:p>
          </table:table-cell>
          <table:table-cell table:number-columns-repeated="16264"/>
        </table:table-row>
        <table:table-row table:style-name="ro2">
          <table:table-cell office:value-type="date" office:date-value="2022-07-22T00:00:00" table:style-name="ce5">
            <text:p>2022/7/22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6747" table:style-name="ce6">
            <text:p>36,747<text:s/></text:p>
          </table:table-cell>
          <table:table-cell office:value-type="float" office:value="38226" table:style-name="ce6">
            <text:p>38,226<text:s/></text:p>
          </table:table-cell>
          <table:table-cell office:value-type="float" office:value="19199" table:style-name="ce6">
            <text:p>19,19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123415" table:style-name="ce6">
            <text:p>123,415<text:s/></text:p>
          </table:table-cell>
          <table:table-cell office:value-type="float" office:value="41309" table:style-name="ce6">
            <text:p>41,309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35500" table:style-name="ce6">
            <text:p>35,500<text:s/></text:p>
          </table:table-cell>
          <table:table-cell office:value-type="float" office:value="30971" table:style-name="ce6">
            <text:p>30,97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0765" table:style-name="ce6">
            <text:p>20,765<text:s/></text:p>
          </table:table-cell>
          <table:table-cell office:value-type="float" office:value="51944" table:style-name="ce6">
            <text:p>51,944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2044" table:style-name="ce6">
            <text:p>32,044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59257" table:style-name="ce6">
            <text:p>59,257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427" table:style-name="ce6">
            <text:p>4,427<text:s/></text:p>
          </table:table-cell>
          <table:table-cell table:number-columns-repeated="16264"/>
        </table:table-row>
        <table:table-row table:style-name="ro2">
          <table:table-cell office:value-type="date" office:date-value="2022-07-23T00:00:00" table:style-name="ce5">
            <text:p>2022/7/23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33743" table:style-name="ce6">
            <text:p>33,743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06636" table:style-name="ce6">
            <text:p>106,636<text:s/></text:p>
          </table:table-cell>
          <table:table-cell office:value-type="float" office:value="39538" table:style-name="ce6">
            <text:p>39,538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52164" table:style-name="ce6">
            <text:p>52,164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48649" table:style-name="ce6">
            <text:p>48,649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2333" table:style-name="ce6">
            <text:p>2,333<text:s/></text:p>
          </table:table-cell>
          <table:table-cell table:number-columns-repeated="16264"/>
        </table:table-row>
        <table:table-row table:style-name="ro2">
          <table:table-cell office:value-type="date" office:date-value="2022-07-24T00:00:00" table:style-name="ce5">
            <text:p>2022/7/24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96144" table:style-name="ce6">
            <text:p>96,144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41659" table:style-name="ce6">
            <text:p>41,65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7811" table:style-name="ce6">
            <text:p>37,811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292" table:style-name="ce6">
            <text:p>2,292<text:s/></text:p>
          </table:table-cell>
          <table:table-cell table:number-columns-repeated="16264"/>
        </table:table-row>
        <table:table-row table:style-name="ro2">
          <table:table-cell office:value-type="date" office:date-value="2022-07-25T00:00:00" table:style-name="ce5">
            <text:p>2022/7/25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3610" table:style-name="ce6">
            <text:p>33,610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78141" table:style-name="ce6">
            <text:p>78,141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7970" table:style-name="ce6">
            <text:p>17,97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31263" table:style-name="ce6">
            <text:p>31,263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42447" table:style-name="ce6">
            <text:p>42,447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48597" table:style-name="ce6">
            <text:p>48,597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30423" table:style-name="ce6">
            <text:p>30,423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2-07-26T00:00:00" table:style-name="ce5">
            <text:p>2022/7/26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8957" table:style-name="ce6">
            <text:p>18,957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97197" table:style-name="ce6">
            <text:p>97,197<text:s/></text:p>
          </table:table-cell>
          <table:table-cell office:value-type="float" office:value="34471" table:style-name="ce6">
            <text:p>34,471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20095" table:style-name="ce6">
            <text:p>20,095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23650" table:style-name="ce6">
            <text:p>23,650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30700" table:style-name="ce6">
            <text:p>30,700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44423" table:style-name="ce6">
            <text:p>44,423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50075" table:style-name="ce6">
            <text:p>50,075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20165" table:style-name="ce6">
            <text:p>20,165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4398" table:style-name="ce6">
            <text:p>4,398<text:s/></text:p>
          </table:table-cell>
          <table:table-cell table:number-columns-repeated="16264"/>
        </table:table-row>
        <table:table-row table:style-name="ro2">
          <table:table-cell office:value-type="date" office:date-value="2022-07-27T00:00:00" table:style-name="ce5">
            <text:p>2022/7/27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35636" table:style-name="ce6">
            <text:p>35,636<text:s/></text:p>
          </table:table-cell>
          <table:table-cell office:value-type="float" office:value="33159" table:style-name="ce6">
            <text:p>33,159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21428" table:style-name="ce6">
            <text:p>21,428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00183" table:style-name="ce6">
            <text:p>100,183<text:s/></text:p>
          </table:table-cell>
          <table:table-cell office:value-type="float" office:value="36405" table:style-name="ce6">
            <text:p>36,405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46590" table:style-name="ce6">
            <text:p>46,590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51263" table:style-name="ce6">
            <text:p>51,263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425" table:style-name="ce6">
            <text:p>4,425<text:s/></text:p>
          </table:table-cell>
          <table:table-cell table:number-columns-repeated="16264"/>
        </table:table-row>
        <table:table-row table:style-name="ro2">
          <table:table-cell office:value-type="date" office:date-value="2022-07-28T00:00:00" table:style-name="ce5">
            <text:p>2022/7/28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36418" table:style-name="ce6">
            <text:p>36,418<text:s/></text:p>
          </table:table-cell>
          <table:table-cell office:value-type="float" office:value="33852" table:style-name="ce6">
            <text:p>33,852<text:s/></text:p>
          </table:table-cell>
          <table:table-cell office:value-type="float" office:value="19507" table:style-name="ce6">
            <text:p>19,50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05434" table:style-name="ce6">
            <text:p>105,434<text:s/></text:p>
          </table:table-cell>
          <table:table-cell office:value-type="float" office:value="37045" table:style-name="ce6">
            <text:p>37,045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3466" table:style-name="ce6">
            <text:p>23,466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33134" table:style-name="ce6">
            <text:p>33,134<text:s/></text:p>
          </table:table-cell>
          <table:table-cell office:value-type="float" office:value="31117" table:style-name="ce6">
            <text:p>31,117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46777" table:style-name="ce6">
            <text:p>46,777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28693" table:style-name="ce6">
            <text:p>28,693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52746" table:style-name="ce6">
            <text:p>52,746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32318" table:style-name="ce6">
            <text:p>32,318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2-07-29T00:00:00" table:style-name="ce5">
            <text:p>2022/7/29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7938" table:style-name="ce6">
            <text:p>37,938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9988" table:style-name="ce6">
            <text:p>19,988<text:s/></text:p>
          </table:table-cell>
          <table:table-cell office:value-type="float" office:value="126743" table:style-name="ce6">
            <text:p>126,743<text:s/></text:p>
          </table:table-cell>
          <table:table-cell office:value-type="float" office:value="42193" table:style-name="ce6">
            <text:p>42,193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36289" table:style-name="ce6">
            <text:p>36,289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54832" table:style-name="ce6">
            <text:p>54,832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59860" table:style-name="ce6">
            <text:p>59,860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4023" table:style-name="ce6">
            <text:p>34,023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24111" table:style-name="ce6">
            <text:p>24,111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630" table:style-name="ce6">
            <text:p>4,630<text:s/></text:p>
          </table:table-cell>
          <table:table-cell table:number-columns-repeated="16264"/>
        </table:table-row>
        <table:table-row table:style-name="ro2">
          <table:table-cell office:value-type="date" office:date-value="2022-07-30T00:00:00" table:style-name="ce5">
            <text:p>2022/7/30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35151" table:style-name="ce6">
            <text:p>35,151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16487" table:style-name="ce6">
            <text:p>116,487<text:s/></text:p>
          </table:table-cell>
          <table:table-cell office:value-type="float" office:value="43096" table:style-name="ce6">
            <text:p>43,096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58711" table:style-name="ce6">
            <text:p>58,711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49550" table:style-name="ce6">
            <text:p>49,550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33229" table:style-name="ce6">
            <text:p>33,229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32409" table:style-name="ce6">
            <text:p>32,40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589" table:style-name="ce6">
            <text:p>2,589<text:s/></text:p>
          </table:table-cell>
          <table:table-cell table:number-columns-repeated="16264"/>
        </table:table-row>
        <table:table-row table:style-name="ro2">
          <table:table-cell office:value-type="date" office:date-value="2022-07-31T00:00:00" table:style-name="ce5">
            <text:p>2022/7/31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17945" table:style-name="ce6">
            <text:p>17,945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102310" table:style-name="ce6">
            <text:p>102,310<text:s/></text:p>
          </table:table-cell>
          <table:table-cell office:value-type="float" office:value="32933" table:style-name="ce6">
            <text:p>32,933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44771" table:style-name="ce6">
            <text:p>44,771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20756" table:style-name="ce6">
            <text:p>20,756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40092" table:style-name="ce6">
            <text:p>40,092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28298" table:style-name="ce6">
            <text:p>28,298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244" table:style-name="ce6">
            <text:p>2,24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7-01T00:00:00" table:style-name="ce5">
            <text:p>2022/7/1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32128" table:style-name="ce6">
            <text:p>32,128<text:s/></text:p>
          </table:table-cell>
          <table:table-cell office:value-type="float" office:value="34774" table:style-name="ce6">
            <text:p>34,774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7557" table:style-name="ce6">
            <text:p>27,557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5450" table:style-name="ce6">
            <text:p>105,450<text:s/></text:p>
          </table:table-cell>
          <table:table-cell office:value-type="float" office:value="38270" table:style-name="ce6">
            <text:p>38,270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29405" table:style-name="ce6">
            <text:p>29,405<text:s/></text:p>
          </table:table-cell>
          <table:table-cell office:value-type="float" office:value="30801" table:style-name="ce6">
            <text:p>30,801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50023" table:style-name="ce6">
            <text:p>50,023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28186" table:style-name="ce6">
            <text:p>28,186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51139" table:style-name="ce6">
            <text:p>51,139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4361" table:style-name="ce6">
            <text:p>4,361<text:s/></text:p>
          </table:table-cell>
          <table:table-cell table:number-columns-repeated="16264"/>
        </table:table-row>
        <table:table-row table:style-name="ro2">
          <table:table-cell office:value-type="date" office:date-value="2022-07-02T00:00:00" table:style-name="ce5">
            <text:p>2022/7/2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87838" table:style-name="ce6">
            <text:p>87,838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44195" table:style-name="ce6">
            <text:p>44,195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21090" table:style-name="ce6">
            <text:p>21,090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41001" table:style-name="ce6">
            <text:p>41,001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21762" table:style-name="ce6">
            <text:p>21,76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141" table:style-name="ce6">
            <text:p>2,141<text:s/></text:p>
          </table:table-cell>
          <table:table-cell table:number-columns-repeated="16264"/>
        </table:table-row>
        <table:table-row table:style-name="ro2">
          <table:table-cell office:value-type="date" office:date-value="2022-07-03T00:00:00" table:style-name="ce5">
            <text:p>2022/7/3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90623" table:style-name="ce6">
            <text:p>90,623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39253" table:style-name="ce6">
            <text:p>39,253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6205" table:style-name="ce6">
            <text:p>36,20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2-07-04T00:00:00" table:style-name="ce5">
            <text:p>2022/7/4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96022" table:style-name="ce6">
            <text:p>96,022<text:s/></text:p>
          </table:table-cell>
          <table:table-cell office:value-type="float" office:value="30583" table:style-name="ce6">
            <text:p>30,583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41917" table:style-name="ce6">
            <text:p>41,917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45935" table:style-name="ce6">
            <text:p>45,935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8198" table:style-name="ce6">
            <text:p>18,198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4360" table:style-name="ce6">
            <text:p>4,360<text:s/></text:p>
          </table:table-cell>
          <table:table-cell table:number-columns-repeated="16264"/>
        </table:table-row>
        <table:table-row table:style-name="ro2">
          <table:table-cell office:value-type="date" office:date-value="2022-07-05T00:00:00" table:style-name="ce5">
            <text:p>2022/7/5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32828" table:style-name="ce6">
            <text:p>32,828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94679" table:style-name="ce6">
            <text:p>94,679<text:s/></text:p>
          </table:table-cell>
          <table:table-cell office:value-type="float" office:value="32892" table:style-name="ce6">
            <text:p>32,892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29917" table:style-name="ce6">
            <text:p>29,917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43517" table:style-name="ce6">
            <text:p>43,517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46520" table:style-name="ce6">
            <text:p>46,520<text:s/></text:p>
          </table:table-cell>
          <table:table-cell office:value-type="float" office:value="15003" table:style-name="ce6">
            <text:p>15,003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9794" table:style-name="ce6">
            <text:p>29,794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4295" table:style-name="ce6">
            <text:p>4,295<text:s/></text:p>
          </table:table-cell>
          <table:table-cell table:number-columns-repeated="16264"/>
        </table:table-row>
        <table:table-row table:style-name="ro2">
          <table:table-cell office:value-type="date" office:date-value="2022-07-06T00:00:00" table:style-name="ce5">
            <text:p>2022/7/6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31874" table:style-name="ce6">
            <text:p>31,874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23288" table:style-name="ce6">
            <text:p>23,28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26948" table:style-name="ce6">
            <text:p>26,948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96781" table:style-name="ce6">
            <text:p>96,781<text:s/></text:p>
          </table:table-cell>
          <table:table-cell office:value-type="float" office:value="34672" table:style-name="ce6">
            <text:p>34,672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19962" table:style-name="ce6">
            <text:p>19,962<text:s/></text:p>
          </table:table-cell>
          <table:table-cell office:value-type="float" office:value="46178" table:style-name="ce6">
            <text:p>46,178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47931" table:style-name="ce6">
            <text:p>47,931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419" table:style-name="ce6">
            <text:p>4,419<text:s/></text:p>
          </table:table-cell>
          <table:table-cell table:number-columns-repeated="16264"/>
        </table:table-row>
        <table:table-row table:style-name="ro2">
          <table:table-cell office:value-type="date" office:date-value="2022-07-07T00:00:00" table:style-name="ce5">
            <text:p>2022/7/7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32884" table:style-name="ce6">
            <text:p>32,884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96864" table:style-name="ce6">
            <text:p>96,864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45154" table:style-name="ce6">
            <text:p>45,154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47543" table:style-name="ce6">
            <text:p>47,543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4377" table:style-name="ce6">
            <text:p>4,377<text:s/></text:p>
          </table:table-cell>
          <table:table-cell table:number-columns-repeated="16264"/>
        </table:table-row>
        <table:table-row table:style-name="ro2">
          <table:table-cell office:value-type="date" office:date-value="2022-07-08T00:00:00" table:style-name="ce5">
            <text:p>2022/7/8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33314" table:style-name="ce6">
            <text:p>33,314<text:s/></text:p>
          </table:table-cell>
          <table:table-cell office:value-type="float" office:value="36791" table:style-name="ce6">
            <text:p>36,791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20979" table:style-name="ce6">
            <text:p>20,979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109262" table:style-name="ce6">
            <text:p>109,262<text:s/></text:p>
          </table:table-cell>
          <table:table-cell office:value-type="float" office:value="39665" table:style-name="ce6">
            <text:p>39,665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20927" table:style-name="ce6">
            <text:p>20,927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32228" table:style-name="ce6">
            <text:p>32,228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50849" table:style-name="ce6">
            <text:p>50,849<text:s/></text:p>
          </table:table-cell>
          <table:table-cell office:value-type="float" office:value="16095" table:style-name="ce6">
            <text:p>16,095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53077" table:style-name="ce6">
            <text:p>53,077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4367" table:style-name="ce6">
            <text:p>4,367<text:s/></text:p>
          </table:table-cell>
          <table:table-cell table:number-columns-repeated="16264"/>
        </table:table-row>
        <table:table-row table:style-name="ro2">
          <table:table-cell office:value-type="date" office:date-value="2022-07-09T00:00:00" table:style-name="ce5">
            <text:p>2022/7/9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32866" table:style-name="ce6">
            <text:p>32,86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02432" table:style-name="ce6">
            <text:p>102,432<text:s/></text:p>
          </table:table-cell>
          <table:table-cell office:value-type="float" office:value="37738" table:style-name="ce6">
            <text:p>37,738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49700" table:style-name="ce6">
            <text:p>49,700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44939" table:style-name="ce6">
            <text:p>44,939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494" table:style-name="ce6">
            <text:p>2,494<text:s/></text:p>
          </table:table-cell>
          <table:table-cell table:number-columns-repeated="16264"/>
        </table:table-row>
        <table:table-row table:style-name="ro2">
          <table:table-cell office:value-type="date" office:date-value="2022-07-10T00:00:00" table:style-name="ce5">
            <text:p>2022/7/10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06797" table:style-name="ce6">
            <text:p>106,797<text:s/></text:p>
          </table:table-cell>
          <table:table-cell office:value-type="float" office:value="30201" table:style-name="ce6">
            <text:p>30,20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44301" table:style-name="ce6">
            <text:p>44,301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37576" table:style-name="ce6">
            <text:p>37,576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295" table:style-name="ce6">
            <text:p>2,295<text:s/></text:p>
          </table:table-cell>
          <table:table-cell table:number-columns-repeated="16264"/>
        </table:table-row>
        <table:table-row table:style-name="ro2">
          <table:table-cell office:value-type="date" office:date-value="2022-07-11T00:00:00" table:style-name="ce5">
            <text:p>2022/7/11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32530" table:style-name="ce6">
            <text:p>32,530<text:s/></text:p>
          </table:table-cell>
          <table:table-cell office:value-type="float" office:value="30611" table:style-name="ce6">
            <text:p>30,611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6344" table:style-name="ce6">
            <text:p>26,344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20561" table:style-name="ce6">
            <text:p>20,561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00659" table:style-name="ce6">
            <text:p>100,659<text:s/></text:p>
          </table:table-cell>
          <table:table-cell office:value-type="float" office:value="32717" table:style-name="ce6">
            <text:p>32,717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29595" table:style-name="ce6">
            <text:p>29,595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43755" table:style-name="ce6">
            <text:p>43,755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46425" table:style-name="ce6">
            <text:p>46,425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29976" table:style-name="ce6">
            <text:p>29,97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4180" table:style-name="ce6">
            <text:p>4,180<text:s/></text:p>
          </table:table-cell>
          <table:table-cell table:number-columns-repeated="16264"/>
        </table:table-row>
        <table:table-row table:style-name="ro2">
          <table:table-cell office:value-type="date" office:date-value="2022-07-12T00:00:00" table:style-name="ce5">
            <text:p>2022/7/12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34255" table:style-name="ce6">
            <text:p>34,255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98276" table:style-name="ce6">
            <text:p>98,276<text:s/></text:p>
          </table:table-cell>
          <table:table-cell office:value-type="float" office:value="34109" table:style-name="ce6">
            <text:p>34,109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0582" table:style-name="ce6">
            <text:p>30,582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45297" table:style-name="ce6">
            <text:p>45,297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47410" table:style-name="ce6">
            <text:p>47,410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369" table:style-name="ce6">
            <text:p>4,369<text:s/></text:p>
          </table:table-cell>
          <table:table-cell table:number-columns-repeated="16264"/>
        </table:table-row>
        <table:table-row table:style-name="ro2">
          <table:table-cell office:value-type="date" office:date-value="2022-07-13T00:00:00" table:style-name="ce5">
            <text:p>2022/7/13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3844" table:style-name="ce6">
            <text:p>33,844<text:s/></text:p>
          </table:table-cell>
          <table:table-cell office:value-type="float" office:value="32744" table:style-name="ce6">
            <text:p>32,744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99597" table:style-name="ce6">
            <text:p>99,597<text:s/></text:p>
          </table:table-cell>
          <table:table-cell office:value-type="float" office:value="35544" table:style-name="ce6">
            <text:p>35,544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28208" table:style-name="ce6">
            <text:p>28,208<text:s/></text:p>
          </table:table-cell>
          <table:table-cell office:value-type="float" office:value="30971" table:style-name="ce6">
            <text:p>30,971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46127" table:style-name="ce6">
            <text:p>46,127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48165" table:style-name="ce6">
            <text:p>48,165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317" table:style-name="ce6">
            <text:p>4,317<text:s/></text:p>
          </table:table-cell>
          <table:table-cell table:number-columns-repeated="16264"/>
        </table:table-row>
        <table:table-row table:style-name="ro2">
          <table:table-cell office:value-type="date" office:date-value="2022-07-14T00:00:00" table:style-name="ce5">
            <text:p>2022/7/14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32776" table:style-name="ce6">
            <text:p>32,776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101028" table:style-name="ce6">
            <text:p>101,028<text:s/></text:p>
          </table:table-cell>
          <table:table-cell office:value-type="float" office:value="36007" table:style-name="ce6">
            <text:p>36,007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2708" table:style-name="ce6">
            <text:p>22,708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31144" table:style-name="ce6">
            <text:p>31,144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46091" table:style-name="ce6">
            <text:p>46,091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49352" table:style-name="ce6">
            <text:p>49,352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4303" table:style-name="ce6">
            <text:p>4,303<text:s/></text:p>
          </table:table-cell>
          <table:table-cell table:number-columns-repeated="16264"/>
        </table:table-row>
        <table:table-row table:style-name="ro2">
          <table:table-cell office:value-type="date" office:date-value="2022-07-15T00:00:00" table:style-name="ce5">
            <text:p>2022/7/15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24398" table:style-name="ce6">
            <text:p>24,398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116128" table:style-name="ce6">
            <text:p>116,128<text:s/></text:p>
          </table:table-cell>
          <table:table-cell office:value-type="float" office:value="40384" table:style-name="ce6">
            <text:p>40,384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20397" table:style-name="ce6">
            <text:p>20,397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20954" table:style-name="ce6">
            <text:p>20,954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31500" table:style-name="ce6">
            <text:p>31,500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1616" table:style-name="ce6">
            <text:p>21,616<text:s/></text:p>
          </table:table-cell>
          <table:table-cell office:value-type="float" office:value="51510" table:style-name="ce6">
            <text:p>51,510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29866" table:style-name="ce6">
            <text:p>29,866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55075" table:style-name="ce6">
            <text:p>55,07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4456" table:style-name="ce6">
            <text:p>4,456<text:s/></text:p>
          </table:table-cell>
          <table:table-cell table:number-columns-repeated="16264"/>
        </table:table-row>
        <table:table-row table:style-name="ro2">
          <table:table-cell office:value-type="date" office:date-value="2022-07-16T00:00:00" table:style-name="ce5">
            <text:p>2022/7/16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34114" table:style-name="ce6">
            <text:p>34,114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115379" table:style-name="ce6">
            <text:p>115,379<text:s/></text:p>
          </table:table-cell>
          <table:table-cell office:value-type="float" office:value="39940" table:style-name="ce6">
            <text:p>39,940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44434" table:style-name="ce6">
            <text:p>44,434<text:s/></text:p>
          </table:table-cell>
          <table:table-cell office:value-type="float" office:value="20767" table:style-name="ce6">
            <text:p>20,767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53502" table:style-name="ce6">
            <text:p>53,502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48171" table:style-name="ce6">
            <text:p>48,171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413" table:style-name="ce6">
            <text:p>2,413<text:s/></text:p>
          </table:table-cell>
          <table:table-cell table:number-columns-repeated="16264"/>
        </table:table-row>
        <table:table-row table:style-name="ro2">
          <table:table-cell office:value-type="date" office:date-value="2022-07-17T00:00:00" table:style-name="ce5">
            <text:p>2022/7/17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13412" table:style-name="ce6">
            <text:p>113,412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46286" table:style-name="ce6">
            <text:p>46,286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20682" table:style-name="ce6">
            <text:p>20,682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39127" table:style-name="ce6">
            <text:p>39,12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20566" table:style-name="ce6">
            <text:p>20,566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202" table:style-name="ce6">
            <text:p>2,202<text:s/></text:p>
          </table:table-cell>
          <table:table-cell table:number-columns-repeated="16264"/>
        </table:table-row>
        <table:table-row table:style-name="ro2">
          <table:table-cell office:value-type="date" office:date-value="2022-07-18T00:00:00" table:style-name="ce5">
            <text:p>2022/7/18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31993" table:style-name="ce6">
            <text:p>31,993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24370" table:style-name="ce6">
            <text:p>24,370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03516" table:style-name="ce6">
            <text:p>103,516<text:s/></text:p>
          </table:table-cell>
          <table:table-cell office:value-type="float" office:value="32682" table:style-name="ce6">
            <text:p>32,682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43595" table:style-name="ce6">
            <text:p>43,595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47273" table:style-name="ce6">
            <text:p>47,273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4138" table:style-name="ce6">
            <text:p>4,138<text:s/></text:p>
          </table:table-cell>
          <table:table-cell table:number-columns-repeated="16264"/>
        </table:table-row>
        <table:table-row table:style-name="ro2">
          <table:table-cell office:value-type="date" office:date-value="2022-07-19T00:00:00" table:style-name="ce5">
            <text:p>2022/7/19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3710" table:style-name="ce6">
            <text:p>33,710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99705" table:style-name="ce6">
            <text:p>99,705<text:s/></text:p>
          </table:table-cell>
          <table:table-cell office:value-type="float" office:value="33975" table:style-name="ce6">
            <text:p>33,975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43926" table:style-name="ce6">
            <text:p>43,926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47451" table:style-name="ce6">
            <text:p>47,451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0789" table:style-name="ce6">
            <text:p>30,789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4331" table:style-name="ce6">
            <text:p>4,331<text:s/></text:p>
          </table:table-cell>
          <table:table-cell table:number-columns-repeated="16264"/>
        </table:table-row>
        <table:table-row table:style-name="ro2">
          <table:table-cell office:value-type="date" office:date-value="2022-07-20T00:00:00" table:style-name="ce5">
            <text:p>2022/7/20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27442" table:style-name="ce6">
            <text:p>27,442<text:s/></text:p>
          </table:table-cell>
          <table:table-cell office:value-type="float" office:value="20570" table:style-name="ce6">
            <text:p>20,570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03171" table:style-name="ce6">
            <text:p>103,171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45534" table:style-name="ce6">
            <text:p>45,534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49639" table:style-name="ce6">
            <text:p>49,639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31896" table:style-name="ce6">
            <text:p>31,896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390" table:style-name="ce6">
            <text:p>4,390<text:s/></text:p>
          </table:table-cell>
          <table:table-cell table:number-columns-repeated="16264"/>
        </table:table-row>
        <table:table-row table:style-name="ro2">
          <table:table-cell office:value-type="date" office:date-value="2022-07-21T00:00:00" table:style-name="ce5">
            <text:p>2022/7/21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33850" table:style-name="ce6">
            <text:p>33,850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102710" table:style-name="ce6">
            <text:p>102,710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9397" table:style-name="ce6">
            <text:p>29,397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46829" table:style-name="ce6">
            <text:p>46,829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50726" table:style-name="ce6">
            <text:p>50,726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175" table:style-name="ce6">
            <text:p>4,175<text:s/></text:p>
          </table:table-cell>
          <table:table-cell table:number-columns-repeated="16264"/>
        </table:table-row>
        <table:table-row table:style-name="ro2">
          <table:table-cell office:value-type="date" office:date-value="2022-07-22T00:00:00" table:style-name="ce5">
            <text:p>2022/7/22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4434" table:style-name="ce6">
            <text:p>34,434<text:s/></text:p>
          </table:table-cell>
          <table:table-cell office:value-type="float" office:value="38188" table:style-name="ce6">
            <text:p>38,188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115885" table:style-name="ce6">
            <text:p>115,885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26858" table:style-name="ce6">
            <text:p>26,858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50853" table:style-name="ce6">
            <text:p>50,853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56484" table:style-name="ce6">
            <text:p>56,484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1207" table:style-name="ce6">
            <text:p>31,207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2-07-23T00:00:00" table:style-name="ce5">
            <text:p>2022/7/23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33863" table:style-name="ce6">
            <text:p>33,863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07232" table:style-name="ce6">
            <text:p>107,232<text:s/></text:p>
          </table:table-cell>
          <table:table-cell office:value-type="float" office:value="38594" table:style-name="ce6">
            <text:p>38,594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50148" table:style-name="ce6">
            <text:p>50,14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46792" table:style-name="ce6">
            <text:p>46,792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283" table:style-name="ce6">
            <text:p>2,283<text:s/></text:p>
          </table:table-cell>
          <table:table-cell table:number-columns-repeated="16264"/>
        </table:table-row>
        <table:table-row table:style-name="ro2">
          <table:table-cell office:value-type="date" office:date-value="2022-07-24T00:00:00" table:style-name="ce5">
            <text:p>2022/7/24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107444" table:style-name="ce6">
            <text:p>107,444<text:s/></text:p>
          </table:table-cell>
          <table:table-cell office:value-type="float" office:value="30545" table:style-name="ce6">
            <text:p>30,545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42757" table:style-name="ce6">
            <text:p>42,757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20216" table:style-name="ce6">
            <text:p>20,216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39034" table:style-name="ce6">
            <text:p>39,034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234" table:style-name="ce6">
            <text:p>2,234<text:s/></text:p>
          </table:table-cell>
          <table:table-cell table:number-columns-repeated="16264"/>
        </table:table-row>
        <table:table-row table:style-name="ro2">
          <table:table-cell office:value-type="date" office:date-value="2022-07-25T00:00:00" table:style-name="ce5">
            <text:p>2022/7/25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30200" table:style-name="ce6">
            <text:p>30,200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102678" table:style-name="ce6">
            <text:p>102,678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9606" table:style-name="ce6">
            <text:p>29,606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42085" table:style-name="ce6">
            <text:p>42,085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46375" table:style-name="ce6">
            <text:p>46,375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279" table:style-name="ce6">
            <text:p>4,279<text:s/></text:p>
          </table:table-cell>
          <table:table-cell table:number-columns-repeated="16264"/>
        </table:table-row>
        <table:table-row table:style-name="ro2">
          <table:table-cell office:value-type="date" office:date-value="2022-07-26T00:00:00" table:style-name="ce5">
            <text:p>2022/7/26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34031" table:style-name="ce6">
            <text:p>34,031<text:s/></text:p>
          </table:table-cell>
          <table:table-cell office:value-type="float" office:value="32216" table:style-name="ce6">
            <text:p>32,216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100398" table:style-name="ce6">
            <text:p>100,398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31042" table:style-name="ce6">
            <text:p>31,042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44844" table:style-name="ce6">
            <text:p>44,844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8596" table:style-name="ce6">
            <text:p>48,596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31169" table:style-name="ce6">
            <text:p>31,169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2-07-27T00:00:00" table:style-name="ce5">
            <text:p>2022/7/27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33828" table:style-name="ce6">
            <text:p>33,82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9604" table:style-name="ce6">
            <text:p>19,604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28017" table:style-name="ce6">
            <text:p>28,017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03250" table:style-name="ce6">
            <text:p>103,250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9360" table:style-name="ce6">
            <text:p>29,360<text:s/></text:p>
          </table:table-cell>
          <table:table-cell office:value-type="float" office:value="31519" table:style-name="ce6">
            <text:p>31,519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46410" table:style-name="ce6">
            <text:p>46,410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49246" table:style-name="ce6">
            <text:p>49,246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9814" table:style-name="ce6">
            <text:p>19,814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4346" table:style-name="ce6">
            <text:p>4,346<text:s/></text:p>
          </table:table-cell>
          <table:table-cell table:number-columns-repeated="16264"/>
        </table:table-row>
        <table:table-row table:style-name="ro2">
          <table:table-cell office:value-type="date" office:date-value="2022-07-28T00:00:00" table:style-name="ce5">
            <text:p>2022/7/28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34819" table:style-name="ce6">
            <text:p>34,819<text:s/></text:p>
          </table:table-cell>
          <table:table-cell office:value-type="float" office:value="34217" table:style-name="ce6">
            <text:p>34,217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0652" table:style-name="ce6">
            <text:p>20,652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8238" table:style-name="ce6">
            <text:p>28,238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21565" table:style-name="ce6">
            <text:p>21,565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06913" table:style-name="ce6">
            <text:p>106,913<text:s/></text:p>
          </table:table-cell>
          <table:table-cell office:value-type="float" office:value="36638" table:style-name="ce6">
            <text:p>36,638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8326" table:style-name="ce6">
            <text:p>18,326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8384" table:style-name="ce6">
            <text:p>18,384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46742" table:style-name="ce6">
            <text:p>46,742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51236" table:style-name="ce6">
            <text:p>51,236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2-07-29T00:00:00" table:style-name="ce5">
            <text:p>2022/7/29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38428" table:style-name="ce6">
            <text:p>38,428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21307" table:style-name="ce6">
            <text:p>121,307<text:s/></text:p>
          </table:table-cell>
          <table:table-cell office:value-type="float" office:value="41261" table:style-name="ce6">
            <text:p>41,261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32511" table:style-name="ce6">
            <text:p>32,511<text:s/></text:p>
          </table:table-cell>
          <table:table-cell office:value-type="float" office:value="33329" table:style-name="ce6">
            <text:p>33,329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53850" table:style-name="ce6">
            <text:p>53,850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57432" table:style-name="ce6">
            <text:p>57,432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32060" table:style-name="ce6">
            <text:p>32,060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4641" table:style-name="ce6">
            <text:p>4,641<text:s/></text:p>
          </table:table-cell>
          <table:table-cell table:number-columns-repeated="16264"/>
        </table:table-row>
        <table:table-row table:style-name="ro2">
          <table:table-cell office:value-type="date" office:date-value="2022-07-30T00:00:00" table:style-name="ce5">
            <text:p>2022/7/30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35290" table:style-name="ce6">
            <text:p>35,290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123086" table:style-name="ce6">
            <text:p>123,086<text:s/></text:p>
          </table:table-cell>
          <table:table-cell office:value-type="float" office:value="42133" table:style-name="ce6">
            <text:p>42,133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59892" table:style-name="ce6">
            <text:p>59,89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48924" table:style-name="ce6">
            <text:p>48,924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31684" table:style-name="ce6">
            <text:p>31,684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2506" table:style-name="ce6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2-07-31T00:00:00" table:style-name="ce5">
            <text:p>2022/7/31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7824" table:style-name="ce6">
            <text:p>27,824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10043" table:style-name="ce6">
            <text:p>110,043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14159" table:style-name="ce6">
            <text:p>14,15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45884" table:style-name="ce6">
            <text:p>45,884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41455" table:style-name="ce6">
            <text:p>41,455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044" table:style-name="ce6">
            <text:p>2,04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8-10T06:00:05Z</meta:creation-date>
    <dc:date>2022-08-10T06:00:56Z</dc:date>
  </office:meta>
</office:document-meta>
</file>